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666666" draw:textarea-horizontal-align="justify" draw:textarea-vertical-align="middle" draw:auto-grow-height="false" fo:min-height="3.214cm" fo:min-width="15.573cm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0.933cm" fo:min-width="1.569cm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2.402cm" fo:min-width="4.804cm" loext:decorative="false"/>
    </style:style>
    <style:style style:name="P1" style:family="paragraph">
      <loext:graphic-properties draw:fill="solid" draw:fill-color="#666666"/>
      <style:paragraph-properties fo:text-align="center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1.244cm" svg:height="8.634cm" draw:transform="skewX (-0.112050137978036) rotate (-0.24940755010999) translate (4.939cm 3.9cm)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2937.18166383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position-x="left" draw:handle-position-y="$0" draw:handle-switched="true" draw:handle-range-y-minimum="0" draw:handle-range-y-maximum="21600"/>
          </draw:enhanced-geometry>
        </draw:custom-shape>
        <draw:custom-shape draw:style-name="gr2" draw:text-style-name="P2" draw:layer="layout" svg:width="3.285cm" svg:height="1.879cm" draw:transform="rotate (-0.304036355697412) translate (16.115cm 8.434cm)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position-x="$0" draw:handle-position-y="top" draw:handle-range-x-minimum="0" draw:handle-range-x-maximum="21600"/>
          </draw:enhanced-geometry>
        </draw:custom-shape>
        <draw:custom-shape draw:style-name="gr3" draw:text-style-name="P2" draw:layer="layout" svg:width="7.5cm" svg:height="3.75cm" svg:x="10.548cm" svg:y="6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sv" fo:country="S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9T11:29:37.519352757</meta:creation-date>
    <dc:date>2025-10-24T09:36:58.624119455</dc:date>
    <meta:editing-duration>PT42M30S</meta:editing-duration>
    <meta:editing-cycles>19</meta:editing-cycles>
    <meta:generator>LibreOffice/25.8.1.1$Linux_X86_64 LibreOffice_project/580$Build-1</meta:generator>
    <meta:document-statistic meta:object-count="3"/>
  </office:meta>
</office:document-meta>
</file>